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86672" officeooo:paragraph-rsid="00186672"/>
    </style:style>
    <style:style style:name="P2" style:family="paragraph" style:parent-style-name="Preformatted_20_Text">
      <style:paragraph-properties fo:margin-top="0in" fo:margin-bottom="0.1965in" style:contextual-spacing="false" fo:padding="0.0193in" fo:border="0.06pt solid #d9d9e3"/>
    </style:style>
    <style:style style:name="P3" style:family="paragraph" style:parent-style-name="Preformatted_20_Text">
      <style:paragraph-properties fo:padding="0.0193in" fo:border="0.06pt solid #d9d9e3"/>
    </style:style>
    <style:style style:name="P4" style:family="paragraph" style:parent-style-name="Standard">
      <style:text-properties officeooo:paragraph-rsid="001aeb20"/>
    </style:style>
    <style:style style:name="P5" style:family="paragraph" style:parent-style-name="Standard" style:list-style-name="L1">
      <style:text-properties officeooo:paragraph-rsid="001aeb20"/>
    </style:style>
    <style:style style:name="P6" style:family="paragraph" style:parent-style-name="Text_20_body" style:list-style-name="L1">
      <style:text-properties officeooo:paragraph-rsid="001aeb20"/>
    </style:style>
    <style:style style:name="P7" style:family="paragraph" style:parent-style-name="Text_20_body" style:list-style-name="L1">
      <style:text-properties officeooo:rsid="00186672" officeooo:paragraph-rsid="001aeb20"/>
    </style:style>
    <style:style style:name="P8" style:family="paragraph" style:parent-style-name="Text_20_body">
      <style:paragraph-properties fo:padding="0.0193in" fo:border="0.06pt solid #d9d9e3"/>
    </style:style>
    <style:style style:name="P9" style:family="paragraph" style:parent-style-name="Text_20_body" style:list-style-name="L1">
      <style:text-properties officeooo:rsid="001aeb20" officeooo:paragraph-rsid="001aeb20"/>
    </style:style>
    <style:style style:name="P10" style:family="paragraph" style:parent-style-name="Text_20_body" style:list-style-name="L1">
      <style:paragraph-properties fo:line-height="100%" fo:text-align="start" style:justify-single-word="false"/>
      <style:text-properties officeooo:rsid="001aeb20" officeooo:paragraph-rsid="001aeb20"/>
    </style:style>
    <style:style style:name="P11" style:family="paragraph" style:parent-style-name="Text_20_body" style:list-style-name="L1">
      <style:paragraph-properties fo:line-height="100%" fo:text-align="start" style:justify-single-word="false"/>
      <style:text-properties officeooo:paragraph-rsid="001c5388"/>
    </style:style>
    <style:style style:name="P12" style:family="paragraph" style:parent-style-name="Text_20_body">
      <style:paragraph-properties fo:line-height="100%" fo:text-align="start" style:justify-single-word="false"/>
      <style:text-properties officeooo:paragraph-rsid="001c5388"/>
    </style:style>
    <style:style style:name="P13" style:family="paragraph" style:parent-style-name="Text_20_body">
      <style:paragraph-properties fo:line-height="100%" fo:text-align="start" style:justify-single-word="false"/>
      <style:text-properties officeooo:rsid="001c5388" officeooo:paragraph-rsid="001c5388"/>
    </style:style>
    <style:style style:name="P14" style:family="paragraph" style:parent-style-name="Text_20_body">
      <style:paragraph-properties fo:line-height="100%" fo:text-align="start" style:justify-single-word="false"/>
      <style:text-properties officeooo:rsid="001e46f8" officeooo:paragraph-rsid="001e46f8"/>
    </style:style>
    <style:style style:name="P15" style:family="paragraph" style:parent-style-name="Text_20_body" style:list-style-name="L3">
      <style:paragraph-properties fo:padding="0.0193in" fo:border="0.06pt solid #d9d9e3"/>
    </style:style>
    <style:style style:name="P16" style:family="paragraph" style:parent-style-name="Text_20_body" style:list-style-name="L4">
      <style:paragraph-properties fo:padding="0.0193in" fo:border="0.06pt solid #d9d9e3"/>
    </style:style>
    <style:style style:name="P17" style:family="paragraph" style:parent-style-name="Text_20_body" style:list-style-name="L5">
      <style:paragraph-properties fo:padding="0.0193in" fo:border="0.06pt solid #d9d9e3"/>
    </style:style>
    <style:style style:name="P18" style:family="paragraph" style:parent-style-name="Text_20_body" style:list-style-name="L6">
      <style:paragraph-properties fo:padding="0.0193in" fo:border="0.06pt solid #d9d9e3"/>
    </style:style>
    <style:style style:name="P19" style:family="paragraph" style:parent-style-name="Text_20_body" style:list-style-name="L7">
      <style:paragraph-properties fo:padding="0.0193in" fo:border="0.06pt solid #d9d9e3"/>
    </style:style>
    <style:style style:name="P20" style:family="paragraph" style:parent-style-name="Text_20_body" style:list-style-name="L8">
      <style:paragraph-properties fo:padding="0.0193in" fo:border="0.06pt solid #d9d9e3"/>
    </style:style>
    <style:style style:name="P21" style:family="paragraph" style:parent-style-name="Text_20_body" style:list-style-name="L9">
      <style:paragraph-properties fo:padding="0.0193in" fo:border="0.06pt solid #d9d9e3"/>
    </style:style>
    <style:style style:name="P22" style:family="paragraph" style:parent-style-name="Text_20_body" style:list-style-name="L10">
      <style:paragraph-properties fo:padding="0.0193in" fo:border="0.06pt solid #d9d9e3"/>
    </style:style>
    <style:style style:name="P23" style:family="paragraph" style:parent-style-name="Text_20_body" style:list-style-name="L11">
      <style:paragraph-properties fo:padding="0.0193in" fo:border="0.06pt solid #d9d9e3"/>
    </style:style>
    <style:style style:name="P24" style:family="paragraph" style:parent-style-name="Text_20_body" style:list-style-name="L12">
      <style:paragraph-properties fo:margin-top="0in" fo:margin-bottom="0in" style:contextual-spacing="false" fo:padding="0.0193in" fo:border="0.06pt solid #d9d9e3"/>
    </style:style>
    <style:style style:name="P25" style:family="paragraph" style:parent-style-name="Text_20_body" style:list-style-name="L12">
      <style:paragraph-properties fo:padding="0.0193in" fo:border="0.06pt solid #d9d9e3"/>
    </style:style>
    <style:style style:name="P26" style:family="paragraph" style:parent-style-name="Text_20_body" style:list-style-name="L13">
      <style:paragraph-properties fo:padding="0.0193in" fo:border="0.06pt solid #d9d9e3"/>
    </style:style>
    <style:style style:name="P27" style:family="paragraph" style:parent-style-name="Text_20_body" style:list-style-name="L14">
      <style:paragraph-properties fo:margin-top="0in" fo:margin-bottom="0in" style:contextual-spacing="false" fo:padding="0.0193in" fo:border="0.06pt solid #d9d9e3"/>
    </style:style>
    <style:style style:name="P28" style:family="paragraph" style:parent-style-name="Text_20_body" style:list-style-name="L14">
      <style:paragraph-properties fo:padding="0.0193in" fo:border="0.06pt solid #d9d9e3"/>
    </style:style>
    <style:style style:name="P29" style:family="paragraph" style:parent-style-name="Text_20_body">
      <style:paragraph-properties fo:line-height="100%" fo:text-align="start" style:justify-single-word="false"/>
      <style:text-properties officeooo:rsid="001f8d9e" officeooo:paragraph-rsid="001f8d9e"/>
    </style:style>
    <style:style style:name="P30" style:family="paragraph" style:parent-style-name="Text_20_body">
      <style:paragraph-properties fo:line-height="100%" fo:text-align="start" style:justify-single-word="false"/>
      <style:text-properties officeooo:rsid="001f8d9e" officeooo:paragraph-rsid="001f8d9e" loext:padding="0.0193in" loext:border="0.06pt solid #d9d9e3"/>
    </style:style>
    <style:style style:name="P31" style:family="paragraph" style:parent-style-name="Text_20_body" style:list-style-name="L15">
      <style:paragraph-properties fo:padding="0.0193in" fo:border="0.06pt solid #d9d9e3"/>
    </style:style>
    <style:style style:name="P32" style:family="paragraph" style:parent-style-name="Text_20_body" style:list-style-name="L16">
      <style:paragraph-properties fo:padding="0.0193in" fo:border="0.06pt solid #d9d9e3"/>
    </style:style>
    <style:style style:name="P33" style:family="paragraph" style:parent-style-name="Text_20_body">
      <style:paragraph-properties fo:margin-top="0in" fo:margin-bottom="0in" style:contextual-spacing="false"/>
      <style:text-properties loext:padding="0.0193in" loext:border="0.06pt solid #d9d9e3"/>
    </style:style>
    <style:style style:name="P34" style:family="paragraph" style:parent-style-name="Text_20_body">
      <style:paragraph-properties fo:padding="0.0193in" fo:border="0.06pt solid #d9d9e3"/>
      <style:text-properties loext:padding="0.0193in" loext:border="0.06pt solid #d9d9e3"/>
    </style:style>
    <style:style style:name="P35" style:family="paragraph" style:parent-style-name="Text_20_body" style:list-style-name="L18">
      <style:paragraph-properties fo:margin-top="0in" fo:margin-bottom="0in" style:contextual-spacing="false" fo:padding="0.0193in" fo:border="0.06pt solid #d9d9e3"/>
      <style:text-properties loext:padding="0.0193in" loext:border="0.06pt solid #d9d9e3"/>
    </style:style>
    <style:style style:name="P36" style:family="paragraph" style:parent-style-name="Text_20_body" style:list-style-name="L18">
      <style:paragraph-properties fo:padding="0.0193in" fo:border="0.06pt solid #d9d9e3"/>
      <style:text-properties loext:padding="0.0193in" loext:border="0.06pt solid #d9d9e3"/>
    </style:style>
    <style:style style:name="P37" style:family="paragraph" style:parent-style-name="Text_20_body" style:list-style-name="L17">
      <style:paragraph-properties fo:margin-top="0in" fo:margin-bottom="0in" style:contextual-spacing="false" fo:padding="0.0193in" fo:border="0.06pt solid #d9d9e3"/>
    </style:style>
    <style:style style:name="P38" style:family="paragraph" style:parent-style-name="Text_20_body" style:list-style-name="L17">
      <style:paragraph-properties fo:padding="0.0193in" fo:border="0.06pt solid #d9d9e3"/>
    </style:style>
    <style:style style:name="P39" style:family="paragraph" style:parent-style-name="Text_20_body" style:list-style-name="L18">
      <style:paragraph-properties fo:padding="0.0193in" fo:border="0.06pt solid #d9d9e3"/>
    </style:style>
    <style:style style:name="P40" style:family="paragraph" style:parent-style-name="Text_20_body" style:list-style-name="L19">
      <style:paragraph-properties fo:margin-top="0in" fo:margin-bottom="0in" style:contextual-spacing="false" fo:padding="0.0193in" fo:border="0.06pt solid #d9d9e3"/>
    </style:style>
    <style:style style:name="P41" style:family="paragraph" style:parent-style-name="Text_20_body" style:list-style-name="L19">
      <style:paragraph-properties fo:padding="0.0193in" fo:border="0.06pt solid #d9d9e3"/>
    </style:style>
    <style:style style:name="T1" style:family="text">
      <style:text-properties officeooo:rsid="00186672"/>
    </style:style>
    <style:style style:name="T2" style:family="text">
      <style:text-properties officeooo:rsid="00186672" loext:padding="0.0193in" loext:border="0.06pt solid #d9d9e3"/>
    </style:style>
    <style:style style:name="T3" style:family="text">
      <style:text-properties loext:padding="0.0193in" loext:border="0.06pt solid #d9d9e3"/>
    </style:style>
    <style:style style:name="T4" style:family="text">
      <style:text-properties officeooo:rsid="001aeb20"/>
    </style:style>
    <style:style style:name="T5" style:family="text">
      <style:text-properties officeooo:rsid="001c538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trongly Typed Language</text:p>
      <text:p text:style-name="P1"/>
      <text:p text:style-name="P4"><text:span text:style-name="T1">2)</text:span></text:p>
      <text:list xml:id="list3009729782" text:style-name="L1">
        <text:list-item>
          <text:p text:style-name="P5">Case Sensitive: </text:p>
          <text:p text:style-name="P5"/>
          <text:p text:style-name="P5">Case sensitivity refers to the distinction between uppercase and lowercase letters in programming languages. In a case-sensitive language, variables, keywords, function names, and identifiers must be written with the correct capitalization for them to be recognized as separate entities. This means that "variable" and "Variable" are considered two different identifiers.</text:p>
          <text:p text:style-name="P5"/>
          <text:p text:style-name="P5"><text:span text:style-name="T4">Ex: C++ </text:span></text:p>
        </text:list-item>
      </text:list>
      <text:p text:style-name="P1"/>
      <text:list xml:id="list144759022703689" text:continue-numbering="true" text:style-name="L1">
        <text:list-item>
          <text:p text:style-name="P6">Case Insensitive: </text:p>
          <text:p text:style-name="P6">In a case-insensitive programming language, the distinction between uppercase and lowercase letters is not considered significant. This means that identifiers written in different cases are treated as if they were written in the same case. For example, "variable" and "Variable" would be treated as the same identifier.</text:p>
          <text:p text:style-name="P6"><text:span text:style-name="T4">Ex: SQL</text:span></text:p>
        </text:list-item>
        <text:list-item>
          <text:p text:style-name="P7">Case Sensitive-Insensitive (Mixed): </text:p>
          <text:p text:style-name="P7">A language that is case sensitive-insensitive (mixed) behaves differently based on the context. In some situations, it may treat identifiers as case sensitive, while in others, it may ignore the case.</text:p>
          <text:p text:style-name="P6"><text:span text:style-name="T4">Ex: JavaScript</text:span></text:p>
        </text:list-item>
        <text:list-item>
          <text:p text:style-name="P6"><text:span text:style-name="T1">Now, let's classify Java in relation to these terms:</text:span></text:p>
          <text:p text:style-name="P6"><text:span text:style-name="T1">Java is a case-sensitive programming language. It means that Java differentiates between uppercase and lowercase letters in identifiers and keywords. For instance, variables named </text:span><text:span text:style-name="Source_20_Text"><text:span text:style-name="T2">num</text:span></text:span><text:span text:style-name="T1">, </text:span><text:span text:style-name="Source_20_Text"><text:span text:style-name="T2">Num</text:span></text:span><text:span text:style-name="T1">, and </text:span><text:span text:style-name="Source_20_Text"><text:span text:style-name="T2">NUM</text:span></text:span><text:span text:style-name="T1"> are considered three distinct identifiers in Java.</text:span></text:p>
          <text:p text:style-name="P9">Ex:</text:p>
          <text:list>
            <text:list-header>
              <text:p text:style-name="P10">public class Example {</text:p>
              <text:p text:style-name="P10"><text:s text:c="4"/>public static void main(String[] args) {</text:p>
              <text:p text:style-name="P10"><text:s text:c="8"/>int myVariable = 42;</text:p>
              <text:p text:style-name="P10"><text:s text:c="8"/>int MyVariable = 100; // These are two different variables.</text:p>
              <text:p text:style-name="P10"><text:s text:c="8"/>System.out.println(myVariable); // Output: 42</text:p>
              <text:p text:style-name="P10"><text:s text:c="8"/>System.out.println(MyVariable); // Output: 100</text:p>
              <text:p text:style-name="P10"><text:s text:c="4"/>}</text:p>
              <text:p text:style-name="P11"><text:span text:style-name="T4">}</text:span></text:p>
              <text:p text:style-name="P11"><text:span text:style-name="T5">So, to summarize, Java is a case-sensitive programming language, where uppercase and lowercase letters are treated as different entities when dealing with identifiers. </text:span></text:p>
              <text:p text:style-name="P11"/>
              <text:p text:style-name="P11"><text:soft-page-break/><text:line-break/><text:span text:style-name="T1">3).</text:span></text:p>
            </text:list-header>
          </text:list>
        </text:list-item>
      </text:list>
      <text:p text:style-name="P12">In Java, Identity Conversion is a type of conversion that occurs when a value is converted to a compatible type that it already belongs to. In other words, when a value is converted to the same type, it is known as identity conversion. In such cases, the conversion does not involve any change in the actual value; it remains unchanged.</text:p>
      <text:p text:style-name="P8">Here are two examples to illustrate the concept of Identity Conversion in Java:</text:p>
      <text:p text:style-name="P8">Example 1: Primitive Data Types</text:p>
      <text:p text:style-name="P3"><text:span text:style-name="Source_20_Text"><text:span text:style-name="T3">public class IdentityConversionExample {</text:span></text:span></text:p>
      <text:p text:style-name="P3"><text:span text:style-name="Source_20_Text"><text:span text:style-name="T3"><text:s text:c="4"/>public static void main(String[] args) {</text:span></text:span></text:p>
      <text:p text:style-name="P3"><text:span text:style-name="Source_20_Text"><text:span text:style-name="T3"><text:s text:c="8"/>int intValue = 42;</text:span></text:span></text:p>
      <text:p text:style-name="P3"><text:span text:style-name="Source_20_Text"><text:span text:style-name="T3"><text:s text:c="8"/>long longValue = intValue; // Identity Conversion from int to long</text:span></text:span></text:p>
      <text:p text:style-name="P3"><text:span text:style-name="Source_20_Text"><text:span text:style-name="T3"><text:s text:c="8"/>double doubleValue = intValue; // Identity Conversion from int to double</text:span></text:span></text:p>
      <text:p text:style-name="P3"><text:span text:style-name="Source_20_Text"><text:span text:style-name="T3"><text:s text:c="8"/></text:span></text:span></text:p>
      <text:p text:style-name="P3"><text:span text:style-name="Source_20_Text"><text:span text:style-name="T3"><text:s text:c="8"/>System.out.println("intValue: " + intValue);</text:span></text:span></text:p>
      <text:p text:style-name="P3"><text:span text:style-name="Source_20_Text"><text:span text:style-name="T3"><text:s text:c="8"/>System.out.println("longValue: " + longValue);</text:span></text:span></text:p>
      <text:p text:style-name="P3"><text:span text:style-name="Source_20_Text"><text:span text:style-name="T3"><text:s text:c="8"/>System.out.println("doubleValue: " + doubleValue);</text:span></text:span></text:p>
      <text:p text:style-name="P3"><text:span text:style-name="Source_20_Text"><text:span text:style-name="T3"><text:s text:c="4"/>}</text:span></text:span></text:p>
      <text:p text:style-name="P2"><text:span text:style-name="Source_20_Text"><text:span text:style-name="T3">}</text:span></text:span></text:p>
      <text:p text:style-name="P8">Output:</text:p>
      <text:p text:style-name="P3"><text:span text:style-name="Source_20_Text"><text:span text:style-name="T3">intValue: 42</text:span></text:span></text:p>
      <text:p text:style-name="P3"><text:span text:style-name="Source_20_Text"><text:span text:style-name="T3">longValue: 42</text:span></text:span></text:p>
      <text:p text:style-name="P2"><text:span text:style-name="Source_20_Text"><text:span text:style-name="T3">doubleValue: 42.0</text:span></text:span></text:p>
      <text:p text:style-name="P8">In this example, we have an integer variable <text:span text:style-name="Source_20_Text"><text:span text:style-name="T3">intValue</text:span></text:span>. When we assign <text:span text:style-name="Source_20_Text"><text:span text:style-name="T3">intValue</text:span></text:span> to a <text:span text:style-name="Source_20_Text"><text:span text:style-name="T3">long</text:span></text:span> variable (<text:span text:style-name="Source_20_Text"><text:span text:style-name="T3">longValue</text:span></text:span>) and a <text:span text:style-name="Source_20_Text"><text:span text:style-name="T3">double</text:span></text:span> variable (<text:span text:style-name="Source_20_Text"><text:span text:style-name="T3">doubleValue</text:span></text:span>), the conversion is considered an Identity Conversion because the value is being assigned to the same type. The actual value remains unchanged, and the output confirms this.</text:p>
      <text:p text:style-name="P8">Example 2: Reference Types (Objects)</text:p>
      <text:p text:style-name="P3"><text:span text:style-name="Source_20_Text"><text:span text:style-name="T3">public class IdentityConversionExample {</text:span></text:span></text:p>
      <text:p text:style-name="P3"><text:span text:style-name="Source_20_Text"><text:span text:style-name="T3"><text:s text:c="4"/>public static void main(String[] args) {</text:span></text:span></text:p>
      <text:p text:style-name="P3"><text:span text:style-name="Source_20_Text"><text:span text:style-name="T3"><text:s text:c="8"/>String strValue = "Hello";</text:span></text:span></text:p>
      <text:p text:style-name="P3"><text:span text:style-name="Source_20_Text"><text:span text:style-name="T3"><text:s text:c="8"/>Object objValue = strValue; // Identity Conversion from String to Object</text:span></text:span></text:p>
      <text:p text:style-name="P3"><text:span text:style-name="Source_20_Text"><text:span text:style-name="T3"><text:s text:c="8"/></text:span></text:span></text:p>
      <text:p text:style-name="P3"><text:span text:style-name="Source_20_Text"><text:span text:style-name="T3"><text:s text:c="8"/>System.out.println("strValue: " + strValue);</text:span></text:span></text:p>
      <text:p text:style-name="P3"><text:span text:style-name="Source_20_Text"><text:span text:style-name="T3"><text:s text:c="8"/>System.out.println("objValue: " + objValue);</text:span></text:span></text:p>
      <text:p text:style-name="P3"><text:span text:style-name="Source_20_Text"><text:span text:style-name="T3"><text:s text:c="4"/>}</text:span></text:span></text:p>
      <text:p text:style-name="P2"><text:span text:style-name="Source_20_Text"><text:span text:style-name="T3">}</text:span></text:span></text:p>
      <text:p text:style-name="P8">Output:</text:p>
      <text:p text:style-name="P3"><text:span text:style-name="Source_20_Text"><text:span text:style-name="T3">strValue: Hello</text:span></text:span></text:p>
      <text:p text:style-name="P2"><text:span text:style-name="Source_20_Text"><text:span text:style-name="T3">objValue: Hello</text:span></text:span></text:p>
      <text:p text:style-name="P8"><text:soft-page-break/>In this example, we have a <text:span text:style-name="Source_20_Text"><text:span text:style-name="T3">String</text:span></text:span> variable <text:span text:style-name="Source_20_Text"><text:span text:style-name="T3">strValue</text:span></text:span>. When we assign <text:span text:style-name="Source_20_Text"><text:span text:style-name="T3">strValue</text:span></text:span> to an <text:span text:style-name="Source_20_Text"><text:span text:style-name="T3">Object</text:span></text:span> variable (<text:span text:style-name="Source_20_Text"><text:span text:style-name="T3">objValue</text:span></text:span>), the conversion is considered an Identity Conversion because the value is being assigned to the same type (both are reference types). The actual value (the reference to the string "Hello") remains unchanged, and the output confirms this.</text:p>
      <text:p text:style-name="P8">In both examples, the original value and the converted value are exactly the same, demonstrating the concept of Identity Conversion in Java.</text:p>
      <text:p text:style-name="P12"/>
      <text:p text:style-name="P13">4).</text:p>
      <text:p text:style-name="P13">Primitive Widening Conversion, also known as Type Promotion or Automatic Type Conversion, is a process in Java where a data type with a smaller range and size is automatically converted to a data type with a larger range and size. This conversion is performed by the Java compiler to prevent data loss and ensure that data can be safely accommodated in the larger data type. No explicit casting or conversion is required for primitive widening conversions.</text:p>
      <text:p text:style-name="P8">Here's a diagrammatic representation of how Primitive Widening Conversion works for numeric data types:</text:p>
      <text:p text:style-name="P3"><text:span text:style-name="Source_20_Text"><text:span text:style-name="T3"><text:s text:c="2"/>byte <text:s text:c="2"/>-&gt; <text:s/>short <text:s text:c="2"/>-&gt; <text:s text:c="2"/>int <text:s text:c="2"/>-&gt; <text:s text:c="2"/>long <text:s text:c="2"/>-&gt; <text:s/>float <text:s text:c="2"/>-&gt; <text:s/>double</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2"/>Widen <text:s text:c="6"/>Widen <text:s text:c="5"/>Widen <text:s text:c="4"/>Widen <text:s text:c="4"/>Widen <text:s text:c="4"/>Widen</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3"/>| <text:s text:c="10"/>| <text:s text:c="9"/>| <text:s text:c="9"/>| <text:s text:c="9"/>| <text:s text:c="9"/>|</text:span></text:span></text:p>
      <text:p text:style-name="P2"><text:span text:style-name="Source_20_Text"><text:span text:style-name="T3"><text:s text:c="3"/>| <text:s text:c="10"/>| <text:s text:c="9"/>| <text:s text:c="9"/>| <text:s text:c="9"/>| <text:s text:c="9"/>|</text:span></text:span></text:p>
      <text:p text:style-name="P8">Here's a detailed explanation of the diagram with examples:</text:p>
      <text:list xml:id="list4093356499" text:style-name="L3">
        <text:list-item>
          <text:p text:style-name="P15">byte to short: A byte data type (8 bits) can be safely converted to a short data type (16 bits) because short has a larger range and can accommodate all possible byte values.</text:p>
        </text:list-item>
      </text:list>
      <text:p text:style-name="P3"><text:span text:style-name="Source_20_Text"><text:span text:style-name="T3">byte myByteValue = 42;</text:span></text:span></text:p>
      <text:p text:style-name="P3"><text:span text:style-name="Source_20_Text"><text:span text:style-name="T3">short myShortValue = myByteValue; // Widening conversion from byte to short</text:span></text:span></text:p>
      <text:p text:style-name="P2"><text:span text:style-name="Source_20_Text"><text:span text:style-name="T3">System.out.println("myShortValue: " + myShortValue);</text:span></text:span></text:p>
      <text:list xml:id="list1402173852" text:style-name="L4">
        <text:list-item>
          <text:p text:style-name="P16">short to int: A short data type (16 bits) can be safely converted to an int data type (32 bits) because int has a larger range and can accommodate all possible short values.</text:p>
        </text:list-item>
      </text:list>
      <text:p text:style-name="P3"><text:span text:style-name="Source_20_Text"><text:span text:style-name="T3">short myShortValue = 5000;</text:span></text:span></text:p>
      <text:p text:style-name="P3"><text:span text:style-name="Source_20_Text"><text:span text:style-name="T3">int myIntValue = myShortValue; // Widening conversion from short to int</text:span></text:span></text:p>
      <text:p text:style-name="P2"><text:span text:style-name="Source_20_Text"><text:span text:style-name="T3">System.out.println("myIntValue: " + myIntValue);</text:span></text:span></text:p>
      <text:list xml:id="list1121781522" text:style-name="L5">
        <text:list-item>
          <text:p text:style-name="P17">int to long: An int data type (32 bits) can be safely converted to a long data type (64 bits) because long has a larger range and can accommodate all possible int values.</text:p>
        </text:list-item>
      </text:list>
      <text:p text:style-name="P3"><text:span text:style-name="Source_20_Text"><text:span text:style-name="T3">int myIntValue = 100000;</text:span></text:span></text:p>
      <text:p text:style-name="P3"><text:span text:style-name="Source_20_Text"><text:span text:style-name="T3">long myLongValue = myIntValue; // Widening conversion from int to long</text:span></text:span></text:p>
      <text:p text:style-name="P2"><text:span text:style-name="Source_20_Text"><text:span text:style-name="T3">System.out.println("myLongValue: " + myLongValue);</text:span></text:span></text:p>
      <text:list xml:id="list2456345325" text:style-name="L6">
        <text:list-item>
          <text:p text:style-name="P18"><text:soft-page-break/>long to float: A long data type (64 bits) can be converted to a float data type (32 bits) because float has a larger range compared to long. Although float can represent larger values, it sacrifices some precision to accommodate them.</text:p>
        </text:list-item>
      </text:list>
      <text:p text:style-name="P3"><text:span text:style-name="Source_20_Text"><text:span text:style-name="T3">long myLongValue = 123456789L;</text:span></text:span></text:p>
      <text:p text:style-name="P3"><text:span text:style-name="Source_20_Text"><text:span text:style-name="T3">float myFloatValue = myLongValue; // Widening conversion from long to float</text:span></text:span></text:p>
      <text:p text:style-name="P2"><text:span text:style-name="Source_20_Text"><text:span text:style-name="T3">System.out.println("myFloatValue: " + myFloatValue);</text:span></text:span></text:p>
      <text:list xml:id="list3805717191" text:style-name="L7">
        <text:list-item>
          <text:p text:style-name="P19">float to double: A float data type (32 bits) can be safely converted to a double data type (64 bits) because double has a larger range and more precision compared to float.</text:p>
        </text:list-item>
      </text:list>
      <text:p text:style-name="P3"><text:span text:style-name="Source_20_Text"><text:span text:style-name="T3">float myFloatValue = 3.14f;</text:span></text:span></text:p>
      <text:p text:style-name="P3"><text:span text:style-name="Source_20_Text"><text:span text:style-name="T3">double myDoubleValue = myFloatValue; // Widening conversion from float to double</text:span></text:span></text:p>
      <text:p text:style-name="P2"><text:span text:style-name="Source_20_Text"><text:span text:style-name="T3">System.out.println("myDoubleValue: " + myDoubleValue);</text:span></text:span></text:p>
      <text:p text:style-name="P8">In each example, the conversion from a smaller data type to a larger data type is done automatically by the Java compiler, ensuring that no data loss occurs. Primitive widening conversions are an essential part of Java's type system and are performed implicitly when needed.</text:p>
      <text:p text:style-name="P13"/>
      <text:p text:style-name="P14">5).</text:p>
      <text:p text:style-name="P14">In Java, "run-time constant" and "compile-time constant" are two different concepts related to constants in the code. Let's explore the differences between them:</text:p>
      <text:list xml:id="list3089648296" text:style-name="L8">
        <text:list-item>
          <text:p text:style-name="P20">Compile-time Constant: A compile-time constant is a constant whose value is known to the compiler at compile-time, and it does not change during the program's execution. The compiler replaces occurrences of compile-time constants with their actual values directly during the compilation process. The value of a compile-time constant can be determined solely from the source code and does not depend on any run-time calculations or user inputs.</text:p>
        </text:list-item>
      </text:list>
      <text:p text:style-name="P8">Example of a compile-time constant:</text:p>
      <text:p text:style-name="P3"><text:span text:style-name="Source_20_Text"><text:span text:style-name="T3">public class CompileTimeConstantExample {</text:span></text:span></text:p>
      <text:p text:style-name="P3"><text:span text:style-name="Source_20_Text"><text:span text:style-name="T3"><text:s text:c="4"/>public static final int MAX_VALUE = 100;</text:span></text:span></text:p>
      <text:p text:style-name="P3"><text:span text:style-name="Source_20_Text"><text:span text:style-name="T3"><text:s text:c="4"/></text:span></text:span></text:p>
      <text:p text:style-name="P3"><text:span text:style-name="Source_20_Text"><text:span text:style-name="T3"><text:s text:c="4"/>public static void main(String[] args) {</text:span></text:span></text:p>
      <text:p text:style-name="P3"><text:span text:style-name="Source_20_Text"><text:span text:style-name="T3"><text:s text:c="8"/>int value = 50;</text:span></text:span></text:p>
      <text:p text:style-name="P3"><text:span text:style-name="Source_20_Text"><text:span text:style-name="T3"><text:s text:c="8"/>int result = value * MAX_VALUE; // The value of MAX_VALUE is known at compile-time.</text:span></text:span></text:p>
      <text:p text:style-name="P3"><text:span text:style-name="Source_20_Text"><text:span text:style-name="T3"><text:s text:c="8"/>System.out.println("Result: " + result);</text:span></text:span></text:p>
      <text:p text:style-name="P3"><text:span text:style-name="Source_20_Text"><text:span text:style-name="T3"><text:s text:c="4"/>}</text:span></text:span></text:p>
      <text:p text:style-name="P2"><text:span text:style-name="Source_20_Text"><text:span text:style-name="T3">}</text:span></text:span></text:p>
      <text:p text:style-name="P8">In this example, <text:span text:style-name="Source_20_Text"><text:span text:style-name="T3">MAX_VALUE</text:span></text:span> is a compile-time constant because its value (100) is known to the compiler at compile-time, and it remains constant during the program's execution.</text:p>
      <text:list xml:id="list616095506" text:style-name="L9">
        <text:list-item>
          <text:p text:style-name="P21">Run-time Constant: A run-time constant is a constant whose value is not known to the compiler at compile-time but is determined during the program's execution. The value of a <text:soft-page-break/>run-time constant can only be calculated or assigned during the execution of the program. These constants cannot be used in places where compile-time constants are required, such as array size declarations or switch statements.</text:p>
        </text:list-item>
      </text:list>
      <text:p text:style-name="P8">Example of a run-time constant:</text:p>
      <text:p text:style-name="P3"><text:span text:style-name="Source_20_Text"><text:span text:style-name="T3">import java.util.Scanner;</text:span></text:span></text:p>
      <text:p text:style-name="P3"/>
      <text:p text:style-name="P3"><text:span text:style-name="Source_20_Text"><text:span text:style-name="T3">public class RunTimeConstantExample {</text:span></text:span></text:p>
      <text:p text:style-name="P3"><text:span text:style-name="Source_20_Text"><text:span text:style-name="T3"><text:s text:c="4"/>public static void main(String[] args) {</text:span></text:span></text:p>
      <text:p text:style-name="P3"><text:span text:style-name="Source_20_Text"><text:span text:style-name="T3"><text:s text:c="8"/>Scanner scanner = new Scanner(System.in);</text:span></text:span></text:p>
      <text:p text:style-name="P3"><text:span text:style-name="Source_20_Text"><text:span text:style-name="T3"><text:s text:c="8"/>System.out.print("Enter a number: ");</text:span></text:span></text:p>
      <text:p text:style-name="P3"><text:span text:style-name="Source_20_Text"><text:span text:style-name="T3"><text:s text:c="8"/>int value = scanner.nextInt();</text:span></text:span></text:p>
      <text:p text:style-name="P3"><text:span text:style-name="Source_20_Text"><text:span text:style-name="T3"><text:s text:c="8"/>final int square = value * value; // The value of square is determined at run-time.</text:span></text:span></text:p>
      <text:p text:style-name="P3"><text:span text:style-name="Source_20_Text"><text:span text:style-name="T3"><text:s text:c="8"/>System.out.println("The square of " + value + " is " + square);</text:span></text:span></text:p>
      <text:p text:style-name="P3"><text:span text:style-name="Source_20_Text"><text:span text:style-name="T3"><text:s text:c="4"/>}</text:span></text:span></text:p>
      <text:p text:style-name="P2"><text:span text:style-name="Source_20_Text"><text:span text:style-name="T3">}</text:span></text:span></text:p>
      <text:p text:style-name="P8">In this example, <text:span text:style-name="Source_20_Text"><text:span text:style-name="T3">square</text:span></text:span> is a run-time constant because its value is calculated at run-time based on user input. The value is determined only when the program is executed and not during the compilation phase.</text:p>
      <text:p text:style-name="P8">In summary, the key difference between run-time constants and compile-time constants lies in the time when their values are determined. Compile-time constants have their values known during the compilation phase and do not change during runtime, while run-time constants have their values calculated or assigned during the program's execution and may change depending on various factors during runtime.</text:p>
      <text:p text:style-name="P14"/>
      <text:p text:style-name="P14">6).</text:p>
      <text:p text:style-name="P14">In Java, narrowing conversions involve converting a data type with a larger range and size to a data type with a smaller range and size. Narrowing conversions can be performed implicitly (automatic) or explicitly (casting). Let's explore the differences between these two types of narrowing conversions:</text:p>
      <text:list xml:id="list2759424184" text:style-name="L10">
        <text:list-item>
          <text:p text:style-name="P22">Implicit (Automatic) Narrowing Primitive Conversions: Implicit narrowing conversions are performed by the Java compiler automatically when the conversion does not cause any potential loss of data. The compiler assumes that the conversion is safe, and no explicit casting is required. Implicit narrowing conversions occur when the value being converted fits within the range of the target data type.</text:p>
        </text:list-item>
      </text:list>
      <text:p text:style-name="P8">Example of implicit narrowing conversion:</text:p>
      <text:p text:style-name="P3"><text:span text:style-name="Source_20_Text"><text:span text:style-name="T3">int intValue = 42;</text:span></text:span></text:p>
      <text:p text:style-name="P2"><text:span text:style-name="Source_20_Text"><text:span text:style-name="T3">byte byteValue = intValue; // Implicit narrowing conversion from int to byte</text:span></text:span></text:p>
      <text:p text:style-name="P8">In this example, <text:span text:style-name="Source_20_Text"><text:span text:style-name="T3">intValue</text:span></text:span> is being implicitly converted to a <text:span text:style-name="Source_20_Text"><text:span text:style-name="T3">byte</text:span></text:span> value. The conversion is safe because the value 42 is within the range of the <text:span text:style-name="Source_20_Text"><text:span text:style-name="T3">byte</text:span></text:span> data type (-128 to 127).</text:p>
      <text:list xml:id="list1896815134" text:style-name="L11">
        <text:list-item>
          <text:p text:style-name="P23"><text:soft-page-break/>Explicit Narrowing Conversions (Casting): Explicit narrowing conversions (also known as casting) are performed when the programmer explicitly instructs the compiler to perform the conversion, even though it may result in data loss. This is necessary when the value being converted exceeds the range of the target data type, and the programmer explicitly acknowledges the potential loss of data.</text:p>
        </text:list-item>
      </text:list>
      <text:p text:style-name="P8">Example of explicit narrowing conversion (casting):</text:p>
      <text:p text:style-name="P3"><text:span text:style-name="Source_20_Text"><text:span text:style-name="T3">int intValue = 300;</text:span></text:span></text:p>
      <text:p text:style-name="P2"><text:span text:style-name="Source_20_Text"><text:span text:style-name="T3">byte byteValue = (byte) intValue; // Explicit narrowing conversion (casting) from int to byte</text:span></text:span></text:p>
      <text:p text:style-name="P8">In this example, <text:span text:style-name="Source_20_Text"><text:span text:style-name="T3">intValue</text:span></text:span> is explicitly cast to a <text:span text:style-name="Source_20_Text"><text:span text:style-name="T3">byte</text:span></text:span> value. The value 300 exceeds the range of the <text:span text:style-name="Source_20_Text"><text:span text:style-name="T3">byte</text:span></text:span> data type (-128 to 127), and this conversion may result in data loss. The programmer is aware of this and explicitly performs the casting.</text:p>
      <text:p text:style-name="P8">Conditions for Implicit Narrowing Primitive Conversion: For an implicit narrowing primitive conversion to occur, the following conditions must be met:</text:p>
      <text:list xml:id="list1664142256" text:style-name="L12">
        <text:list-item>
          <text:p text:style-name="P24">The value being converted must fit within the range of the target data type.</text:p>
        </text:list-item>
        <text:list-item>
          <text:p text:style-name="P25">The target data type must be of smaller size and range than the source data type.</text:p>
        </text:list-item>
      </text:list>
      <text:p text:style-name="P8">If these conditions are satisfied, the conversion is considered safe, and the Java compiler automatically performs the implicit narrowing conversion without the need for explicit casting.</text:p>
      <text:p text:style-name="P8">Keep in mind that explicit narrowing conversions (casting) should be used with caution, as they can result in loss of data and potential unexpected behavior if the value exceeds the range of the target data type. Implicit narrowing conversions, on the other hand, are generally safe and automatically handled by the compiler.</text:p>
      <text:p text:style-name="P14"/>
      <text:p text:style-name="P14">7).</text:p>
      <text:p text:style-name="P14">The assignment of a <text:span text:style-name="Source_20_Text"><text:span text:style-name="T3">long</text:span></text:span> data type (64 bits) into a <text:span text:style-name="Source_20_Text"><text:span text:style-name="T3">float</text:span></text:span> data type (32 bits) in Java involves a process called "widening and narrowing primitive conversions" (also known as "numeric promotion and narrowing") as part of the Java type conversion rules.</text:p>
      <text:p text:style-name="P8">When a <text:span text:style-name="Source_20_Text"><text:span text:style-name="T3">long</text:span></text:span> value is assigned to a <text:span text:style-name="Source_20_Text"><text:span text:style-name="T3">float</text:span></text:span> variable, the following steps occur:</text:p>
      <text:list xml:id="list1568542785" text:style-name="L13">
        <text:list-item>
          <text:p text:style-name="P26"><text:span text:style-name="Strong_20_Emphasis"><text:span text:style-name="T3">Widening Conversion (Promotion):</text:span></text:span> Java performs a widening conversion (promotion) on the <text:span text:style-name="Source_20_Text"><text:span text:style-name="T3">long</text:span></text:span> value to convert it to a temporary 64-bit value (a 64-bit floating-point representation) that can accommodate the full range of a <text:span text:style-name="Source_20_Text"><text:span text:style-name="T3">long</text:span></text:span> without losing precision. This temporary value is then used for further calculations.</text:p>
        </text:list-item>
        <text:list-item>
          <text:p text:style-name="P26"><text:span text:style-name="Strong_20_Emphasis"><text:span text:style-name="T3">Narrowing Conversion (Truncation):</text:span></text:span> After the widening conversion, the temporary 64-bit value is truncated (rounded) to fit into the <text:span text:style-name="Source_20_Text"><text:span text:style-name="T3">float</text:span></text:span> data type, which can only hold a 32-bit floating-point representation. This truncation might result in the loss of precision.</text:p>
        </text:list-item>
      </text:list>
      <text:p text:style-name="P8">The key point to understand here is that the conversion involves two steps:</text:p>
      <text:list xml:id="list3673139583" text:style-name="L14">
        <text:list-item>
          <text:p text:style-name="P27"><text:soft-page-break/>First, the <text:span text:style-name="Source_20_Text"><text:span text:style-name="T3">long</text:span></text:span> value is promoted to a temporary 64-bit representation to ensure no loss of data during intermediate calculations.</text:p>
        </text:list-item>
        <text:list-item>
          <text:p text:style-name="P28">Then, this temporary 64-bit representation is truncated (rounded) to fit into the 32-bit <text:span text:style-name="Source_20_Text"><text:span text:style-name="T3">float</text:span></text:span> data type, which may result in a loss of precision.</text:p>
        </text:list-item>
      </text:list>
      <text:p text:style-name="P8">The Java language specification allows this conversion because a <text:span text:style-name="Source_20_Text"><text:span text:style-name="T3">float</text:span></text:span> can represent a wider range of values (including fractions) compared to a <text:span text:style-name="Source_20_Text"><text:span text:style-name="T3">long</text:span></text:span>. However, the trade-off is that <text:span text:style-name="Source_20_Text"><text:span text:style-name="T3">float</text:span></text:span> has a limited precision due to its 32-bit representation.</text:p>
      <text:p text:style-name="P8">It is essential to be cautious when converting between different data types, especially when there is a potential loss of precision. If you require maximum precision and accuracy, it's advisable to use the appropriate data type (such as <text:span text:style-name="Source_20_Text"><text:span text:style-name="T3">double</text:span></text:span> for floating-point numbers) that can accommodate a wider range of values and offer greater precision. However, if you specifically need to use <text:span text:style-name="Source_20_Text"><text:span text:style-name="T3">float</text:span></text:span>, be aware of the limitations and potential loss of precision that may occur during conversions.</text:p>
      <text:p text:style-name="P29">8).</text:p>
      <text:p text:style-name="P29"><text:span text:style-name="T3">The choice of </text:span><text:span text:style-name="Source_20_Text"><text:span text:style-name="T3">int</text:span></text:span><text:span text:style-name="T3"> as the default data type for integer literals and </text:span><text:span text:style-name="Source_20_Text"><text:span text:style-name="T3">double</text:span></text:span><text:span text:style-name="T3"> as the default data type for floating-point literals in Java is primarily driven by a combination of factors such as performance, backward compatibility, and avoiding unexpected behavior.</text:span></text:p>
      <text:list xml:id="list2321053780" text:style-name="L15">
        <text:list-item>
          <text:p text:style-name="P31"><text:span text:style-name="Strong_20_Emphasis"><text:span text:style-name="T3">Performance and Efficiency:</text:span></text:span><text:span text:style-name="T3"> Using </text:span><text:span text:style-name="Source_20_Text"><text:span text:style-name="T3">int</text:span></text:span><text:span text:style-name="T3"> as the default data type for integer literals makes sense because it is generally the most efficient data type on most platforms. Processors can perform arithmetic operations on </text:span><text:span text:style-name="Source_20_Text"><text:span text:style-name="T3">int</text:span></text:span><text:span text:style-name="T3"> values more efficiently than on other data types. Using </text:span><text:span text:style-name="Source_20_Text"><text:span text:style-name="T3">int</text:span></text:span><text:span text:style-name="T3"> as the default data type for integers reduces memory consumption and improves performance in calculations involving integer literals.</text:span></text:p>
        </text:list-item>
      </text:list>
      <text:p text:style-name="P8"><text:span text:style-name="T3">Similarly, </text:span><text:span text:style-name="Source_20_Text"><text:span text:style-name="T3">double</text:span></text:span><text:span text:style-name="T3"> is chosen as the default data type for floating-point literals because it provides higher precision and a wider range compared to </text:span><text:span text:style-name="Source_20_Text"><text:span text:style-name="T3">float</text:span></text:span><text:span text:style-name="T3">. Modern hardware and processors are optimized for </text:span><text:span text:style-name="Source_20_Text"><text:span text:style-name="T3">double</text:span></text:span><text:span text:style-name="T3"> calculations, which makes it a more efficient default choice for floating-point operations.</text:span></text:p>
      <text:list xml:id="list3930259123" text:style-name="L16">
        <text:list-item>
          <text:p text:style-name="P32"><text:span text:style-name="Strong_20_Emphasis"><text:span text:style-name="T3">Backward Compatibility:</text:span></text:span><text:span text:style-name="T3"> When Java was designed, the default data type for integer literals was chosen to be </text:span><text:span text:style-name="Source_20_Text"><text:span text:style-name="T3">int</text:span></text:span><text:span text:style-name="T3"> to maintain compatibility with earlier programming languages like C and C++. C and C++ use </text:span><text:span text:style-name="Source_20_Text"><text:span text:style-name="T3">int</text:span></text:span><text:span text:style-name="T3"> as the default data type for integer literals, and Java wanted to ease the transition for developers familiar with these languages. This decision helped Java gain popularity among C and C++ developers.</text:span></text:p>
        </text:list-item>
        <text:list-item>
          <text:p text:style-name="P32"><text:span text:style-name="Strong_20_Emphasis"><text:span text:style-name="T3">Avoiding Unexpected Behavior:</text:span></text:span><text:span text:style-name="T3"> Using </text:span><text:span text:style-name="Source_20_Text"><text:span text:style-name="T3">int</text:span></text:span><text:span text:style-name="T3"> as the default data type for integer literals helps avoid unexpected behavior that could arise from implicit conversions. For example, consider using </text:span><text:span text:style-name="Source_20_Text"><text:span text:style-name="T3">long</text:span></text:span><text:span text:style-name="T3"> as the default data type for integer literals. If a developer wrote a large literal value like </text:span><text:span text:style-name="Source_20_Text"><text:span text:style-name="T3">10000000000</text:span></text:span><text:span text:style-name="T3"> without explicitly specifying it as a </text:span><text:span text:style-name="Source_20_Text"><text:span text:style-name="T3">long</text:span></text:span><text:span text:style-name="T3">, it would cause a compilation error due to the literal exceeding the maximum </text:span><text:span text:style-name="Source_20_Text"><text:span text:style-name="T3">int</text:span></text:span><text:span text:style-name="T3"> value. This could lead to confusion and unexpected errors.</text:span></text:p>
        </text:list-item>
      </text:list>
      <text:p text:style-name="P8"><text:soft-page-break/><text:span text:style-name="T3">Similarly, using </text:span><text:span text:style-name="Source_20_Text"><text:span text:style-name="T3">double</text:span></text:span><text:span text:style-name="T3"> as the default data type for floating-point literals ensures that floating-point calculations behave as expected without requiring explicit casting or promotion. It helps prevent accidental loss of precision and minimizes the risk of introducing subtle bugs.</text:span></text:p>
      <text:p text:style-name="P8"><text:span text:style-name="T3">In conclusion, the design decision to use </text:span><text:span text:style-name="Source_20_Text"><text:span text:style-name="T3">int</text:span></text:span><text:span text:style-name="T3"> as the default data type for integer literals and </text:span><text:span text:style-name="Source_20_Text"><text:span text:style-name="T3">double</text:span></text:span><text:span text:style-name="T3"> as the default data type for floating-point literals in Java strikes a balance between performance, compatibility, and ease of use for developers. It provides efficient arithmetic operations, maintains compatibility with other programming languages, and helps avoid unexpected behavior related to data type conversions.</text:span></text:p>
      <text:p text:style-name="P33"/>
      <text:p text:style-name="P29">9).</text:p>
      <text:p text:style-name="P29"><text:span text:style-name="T3">Implicit narrowing primitive conversion in Java only takes place among </text:span><text:span text:style-name="Source_20_Text"><text:span text:style-name="T3">byte</text:span></text:span><text:span text:style-name="T3">, </text:span><text:span text:style-name="Source_20_Text"><text:span text:style-name="T3">char</text:span></text:span><text:span text:style-name="T3">, </text:span><text:span text:style-name="Source_20_Text"><text:span text:style-name="T3">int</text:span></text:span><text:span text:style-name="T3">, and </text:span><text:span text:style-name="Source_20_Text"><text:span text:style-name="T3">short</text:span></text:span><text:span text:style-name="T3"> because these data types fall within the same category of integral types with different sizes and ranges.</text:span></text:p>
      <text:p text:style-name="P34">The Java Language Specification defines the following integral types:</text:p>
      <text:list xml:id="list1755971013" text:style-name="L17">
        <text:list-item>
          <text:p text:style-name="P37"><text:span text:style-name="Source_20_Text"><text:span text:style-name="T3">byte</text:span></text:span><text:span text:style-name="T3">: 8 bits, signed, range from -128 to 127.</text:span></text:p>
        </text:list-item>
        <text:list-item>
          <text:p text:style-name="P37"><text:span text:style-name="Source_20_Text"><text:span text:style-name="T3">short</text:span></text:span><text:span text:style-name="T3">: 16 bits, signed, range from -32,768 to 32,767.</text:span></text:p>
        </text:list-item>
        <text:list-item>
          <text:p text:style-name="P37"><text:span text:style-name="Source_20_Text"><text:span text:style-name="T3">int</text:span></text:span><text:span text:style-name="T3">: 32 bits, signed, range from -2^31 to 2^31 - 1.</text:span></text:p>
        </text:list-item>
        <text:list-item>
          <text:p text:style-name="P38"><text:span text:style-name="Source_20_Text"><text:span text:style-name="T3">char</text:span></text:span><text:span text:style-name="T3">: 16 bits, unsigned, represents Unicode characters from 0 to 65535.</text:span></text:p>
        </text:list-item>
      </text:list>
      <text:p text:style-name="P34">When performing implicit narrowing conversions among these types, the conversion is safe because the target data type can accommodate all possible values of the source data type without loss of data.</text:p>
      <text:p text:style-name="P8"><text:span text:style-name="T3">For example, when converting from </text:span><text:span text:style-name="Source_20_Text"><text:span text:style-name="T3">int</text:span></text:span><text:span text:style-name="T3"> to </text:span><text:span text:style-name="Source_20_Text"><text:span text:style-name="T3">short</text:span></text:span><text:span text:style-name="T3">, the </text:span><text:span text:style-name="Source_20_Text"><text:span text:style-name="T3">short</text:span></text:span><text:span text:style-name="T3"> data type has a smaller range than </text:span><text:span text:style-name="Source_20_Text"><text:span text:style-name="T3">int</text:span></text:span><text:span text:style-name="T3">. However, the compiler can safely perform the conversion because all values within the range of </text:span><text:span text:style-name="Source_20_Text"><text:span text:style-name="T3">short</text:span></text:span><text:span text:style-name="T3"> (-32,768 to 32,767) can also be represented by an </text:span><text:span text:style-name="Source_20_Text"><text:span text:style-name="T3">int</text:span></text:span><text:span text:style-name="T3">. Therefore, no data loss occurs.</text:span></text:p>
      <text:p text:style-name="P8"><text:span text:style-name="T3">On the other hand, implicit narrowing conversions between types like </text:span><text:span text:style-name="Source_20_Text"><text:span text:style-name="T3">long</text:span></text:span><text:span text:style-name="T3"> and </text:span><text:span text:style-name="Source_20_Text"><text:span text:style-name="T3">float</text:span></text:span><text:span text:style-name="T3">, or </text:span><text:span text:style-name="Source_20_Text"><text:span text:style-name="T3">int</text:span></text:span><text:span text:style-name="T3"> and </text:span><text:span text:style-name="Source_20_Text"><text:span text:style-name="T3">double</text:span></text:span><text:span text:style-name="T3">, are not allowed because these types have different behaviors and ranges that may lead to potential data loss. Implicitly converting a larger range data type to a smaller range data type could result in truncated or rounded values, which may lead to unexpected and incorrect results.</text:span></text:p>
      <text:p text:style-name="P8"><text:span text:style-name="T3">To perform conversions between other data types (such as </text:span><text:span text:style-name="Source_20_Text"><text:span text:style-name="T3">long</text:span></text:span><text:span text:style-name="T3"> or </text:span><text:span text:style-name="Source_20_Text"><text:span text:style-name="T3">double</text:span></text:span><text:span text:style-name="T3">) and the integral types (</text:span><text:span text:style-name="Source_20_Text"><text:span text:style-name="T3">byte</text:span></text:span><text:span text:style-name="T3">, </text:span><text:span text:style-name="Source_20_Text"><text:span text:style-name="T3">short</text:span></text:span><text:span text:style-name="T3">, </text:span><text:span text:style-name="Source_20_Text"><text:span text:style-name="T3">int</text:span></text:span><text:span text:style-name="T3">, </text:span><text:span text:style-name="Source_20_Text"><text:span text:style-name="T3">char</text:span></text:span><text:span text:style-name="T3">), explicit casting (narrowing conversion) is required to inform the compiler that the programmer is aware of the potential data loss and explicitly allows the conversion to take place. This ensures that the programmer takes responsibility for potential inaccuracies or loss of data during the conversion process.</text:span></text:p>
      <text:p text:style-name="P33"><text:soft-page-break/></text:p>
      <text:p text:style-name="P29">10).</text:p>
      <text:p text:style-name="P30">"Widening and Narrowing Primitive Conversion" are terms used in Java to describe the process of converting values between different data types. These conversions can be categorized into two types:</text:p>
      <text:list xml:id="list3208456659" text:style-name="L18">
        <text:list-item>
          <text:p text:style-name="P39"><text:span text:style-name="Strong_20_Emphasis"><text:span text:style-name="T3">Widening Conversion (Promotion):</text:span></text:span></text:p>
          <text:list>
            <text:list-item>
              <text:p text:style-name="P35">In widening conversion, a value of a smaller data type is converted to a value of a larger data type.</text:p>
            </text:list-item>
            <text:list-item>
              <text:p text:style-name="P35">It is performed automatically by the Java compiler because it does not cause any loss of data.</text:p>
            </text:list-item>
            <text:list-item>
              <text:p text:style-name="P35">No explicit casting is required for widening conversions.</text:p>
            </text:list-item>
            <text:list-item>
              <text:p text:style-name="P35">The range of the target data type is larger than the range of the source data type, so the value can be safely accommodated.</text:p>
            </text:list-item>
          </text:list>
        </text:list-item>
        <text:list-item>
          <text:p text:style-name="P39"><text:span text:style-name="Strong_20_Emphasis"><text:span text:style-name="T3">Narrowing Conversion (Truncation):</text:span></text:span></text:p>
          <text:list>
            <text:list-item>
              <text:p text:style-name="P35">In narrowing conversion, a value of a larger data type is converted to a value of a smaller data type.</text:p>
            </text:list-item>
            <text:list-item>
              <text:p text:style-name="P35">It may cause a loss of data, as the range of the target data type is smaller than the range of the source data type.</text:p>
            </text:list-item>
            <text:list-item>
              <text:p text:style-name="P36">Explicit casting is required for narrowing conversions to inform the compiler that the programmer is aware of the potential data loss and explicitly allows the conversion to take place.</text:p>
            </text:list-item>
          </text:list>
        </text:list-item>
      </text:list>
      <text:p text:style-name="P8"><text:span text:style-name="T3">Now, let's address the specific question about the conversion from </text:span><text:span text:style-name="Source_20_Text"><text:span text:style-name="T3">short</text:span></text:span><text:span text:style-name="T3"> to </text:span><text:span text:style-name="Source_20_Text"><text:span text:style-name="T3">char</text:span></text:span><text:span text:style-name="T3">.</text:span></text:p>
      <text:p text:style-name="P8"><text:span text:style-name="T3">The reason the conversion from </text:span><text:span text:style-name="Source_20_Text"><text:span text:style-name="T3">short</text:span></text:span><text:span text:style-name="T3"> to </text:span><text:span text:style-name="Source_20_Text"><text:span text:style-name="T3">char</text:span></text:span><text:span text:style-name="T3"> is not classified as "Widening Conversion" is because both </text:span><text:span text:style-name="Source_20_Text"><text:span text:style-name="T3">short</text:span></text:span><text:span text:style-name="T3"> and </text:span><text:span text:style-name="Source_20_Text"><text:span text:style-name="T3">char</text:span></text:span><text:span text:style-name="T3"> have the same size of 16 bits in Java, and they have distinct purposes:</text:span></text:p>
      <text:list xml:id="list3706263928" text:style-name="L19">
        <text:list-item>
          <text:p text:style-name="P40"><text:span text:style-name="Source_20_Text"><text:span text:style-name="T3">short</text:span></text:span><text:span text:style-name="T3">: 16 bits, signed, range from -32,768 to 32,767.</text:span></text:p>
        </text:list-item>
        <text:list-item>
          <text:p text:style-name="P41"><text:span text:style-name="Source_20_Text"><text:span text:style-name="T3">char</text:span></text:span><text:span text:style-name="T3">: 16 bits, unsigned, represents Unicode characters from 0 to 65535.</text:span></text:p>
        </text:list-item>
      </text:list>
      <text:p text:style-name="P8"><text:span text:style-name="T3">Although both data types have the same size, their interpretations and ranges are different. The </text:span><text:span text:style-name="Source_20_Text"><text:span text:style-name="T3">short</text:span></text:span><text:span text:style-name="T3"> data type is signed, allowing both positive and negative values, while the </text:span><text:span text:style-name="Source_20_Text"><text:span text:style-name="T3">char</text:span></text:span><text:span text:style-name="T3"> data type is unsigned and used specifically to represent Unicode characters.</text:span></text:p>
      <text:p text:style-name="P8"><text:span text:style-name="T3">Because the </text:span><text:span text:style-name="Source_20_Text"><text:span text:style-name="T3">short</text:span></text:span><text:span text:style-name="T3"> and </text:span><text:span text:style-name="Source_20_Text"><text:span text:style-name="T3">char</text:span></text:span><text:span text:style-name="T3"> data types serve different purposes and have distinct ranges, the conversion between them is not classified as a "Widening Conversion" or a "Narrowing Conversion." Instead, it is considered a "Special Conversion" in Java.</text:span></text:p>
      <text:p text:style-name="P8"><text:soft-page-break/><text:span text:style-name="T3">To convert from </text:span><text:span text:style-name="Source_20_Text"><text:span text:style-name="T3">short</text:span></text:span><text:span text:style-name="T3"> to </text:span><text:span text:style-name="Source_20_Text"><text:span text:style-name="T3">char</text:span></text:span><text:span text:style-name="T3">, you must explicitly cast the </text:span><text:span text:style-name="Source_20_Text"><text:span text:style-name="T3">short</text:span></text:span><text:span text:style-name="T3"> value to </text:span><text:span text:style-name="Source_20_Text"><text:span text:style-name="T3">char</text:span></text:span><text:span text:style-name="T3">, indicating that you are aware of the potential data loss and that the conversion is intentional:</text:span></text:p>
      <text:p text:style-name="P3"><text:span text:style-name="Source_20_Text"><text:span text:style-name="T3">short myShortValue = 65;</text:span></text:span></text:p>
      <text:p text:style-name="P2"><text:span text:style-name="Source_20_Text"><text:span text:style-name="T3">char myCharValue = (char) myShortValue; // Explicit casting from short to char</text:span></text:span></text:p>
      <text:p text:style-name="P34">By using explicit casting, you take responsibility for the conversion, and the Java compiler allows the conversion to take place without raising any compilation errors.</text:p>
      <text:p text:style-name="P33"/>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1:34:38.940907001</meta:creation-date>
    <meta:generator>LibreOffice/7.3.7.2$Linux_X86_64 LibreOffice_project/30$Build-2</meta:generator>
    <dc:date>2023-08-01T14:47:58.038529551</dc:date>
    <meta:editing-duration>PT13M32S</meta:editing-duration>
    <meta:editing-cycles>2</meta:editing-cycles>
    <meta:document-statistic meta:table-count="0" meta:image-count="0" meta:object-count="0" meta:page-count="10" meta:paragraph-count="189" meta:word-count="3261" meta:character-count="20993" meta:non-whitespace-character-count="17389"/>
  </office:meta>
</office:document-meta>
</file>